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C9000003CB72334133.jpg" manifest:media-type="image/jpeg"/>
  <manifest:file-entry manifest:full-path="Pictures/10000000000000B70000003ED3024C3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3937in" fo:margin-top="0.1965in" fo:margin-bottom="0.1965in" fo:text-align="end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.3937in" fo:margin-bottom="0.3937in"/>
      <style:text-properties fo:font-size="12pt" style:font-size-asian="12pt" style:font-size-complex="12pt"/>
    </style:style>
    <style:style style:name="P3" style:family="paragraph" style:parent-style-name="Standard">
      <style:paragraph-properties fo:margin-top="0.1181in" fo:margin-bottom="0.1181in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margin-top="0.1181in" fo:margin-bottom="0.1181in" fo:text-align="justify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181in" fo:margin-bottom="0.1181in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margin-left="0in" fo:margin-right="0in" fo:margin-top="0.1181in" fo:margin-bottom="0.1181in" fo:text-align="justify" style:justify-single-word="false" fo:text-indent="0.3937in" style:auto-text-indent="false"/>
    </style:style>
    <style:style style:name="P7" style:family="paragraph" style:parent-style-name="Standard">
      <style:paragraph-properties fo:margin-top="1.1811in" fo:margin-bottom="0.1965in">
        <style:tab-stops>
          <style:tab-stop style:position="3.9366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s Aires, 23<text:span text:style-name="T2"> de Julio de 2014</text:span></text:p>
      <text:p text:style-name="P2">Sr. Director del Departamento de Electrónica</text:p>
      <text:p text:style-name="P3">S<text:tab/>/<text:tab/>D</text:p>
      <text:p text:style-name="P4">De mi mayor consideración</text:p>
      <text:p text:style-name="P6"><text:span text:style-name="T1">Tengo el agrado de dirigirme a usted a fin de presentar, cumpliendo lo normado en el Anexo a la Resolución Nº 1511/90, artículo 1, inciso 7, el Acta de Acuerdo que contiene el tema de Tesis y el Plan de Estudios personal para el Ciclo Superior correspondiente al alumno Sr. Federico Damián Camarda (padrón </text:span>87322<text:span text:style-name="T1"> ).</text:span></text:p>
      <text:p text:style-name="P5">Manifiesto estar de acuerdo con el Plan de Estudios y el tema propuesto.</text:p>
      <text:p text:style-name="P5">Sin otro particular, lo saluda atentamente,</text:p>
      <text:p text:style-name="P7"><text:tab/>Ing. Nicolás Alvarez<text:line-break/><text:tab/>Profesor Adjunto<text:line-break/><text:tab/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Roman No9 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imbus Roman No9 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Roman No9 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72334133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4-07-23T19:28:14</dc:date>
    <meta:editing-duration>PT1H34M44S</meta:editing-duration>
    <meta:editing-cycles>15</meta:editing-cycles>
    <meta:generator>LibreOffice/3.5$Linux_x86 LibreOffice_project/350m1$Build-2</meta:generator>
    <meta:printed-by>José Lipovetzky</meta:printed-by>
    <meta:print-date>2012-12-18T17:38:56</meta:print-date>
    <dc:creator>federico </dc:creator>
    <meta:document-statistic meta:table-count="0" meta:image-count="2" meta:object-count="0" meta:page-count="1" meta:paragraph-count="8" meta:word-count="101" meta:character-count="585" meta:non-whitespace-character-count="489"/>
  </office:meta>
</office:document-meta>
</file>